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Sac de nœuds</text:p>
      <text:p text:style-name="P1">Projet Algo1</text:p>
      <text:p text:style-name="P2">Aymeric COLLANGE</text:p>
      <text:p text:style-name="P2">Romain DULERY</text:p>
      <text:p text:style-name="P2"/>
      <text:p text:style-name="P2"/>
      <text:p text:style-name="P2"/>
      <text:list xml:id="list1493378963" text:style-name="L1">
        <text:list-item>
          <text:p text:style-name="P4">Présentation globale du projet</text:p>
        </text:list-item>
      </text:list>
      <text:p text:style-name="P3"/>
      <text:p text:style-name="P3"><text:tab/>Le projet consistait à réaliser un algorithme de tracé de nœuds celtiques.</text:p>
      <text:p text:style-name="P3">L'objectif intermédiaire était de choisir une structure de donnée adaptée au problème et générer à partir d'un fichier .kn, un squelette de graphe contenant des arêtes et des croix (qui nous permettront <text:s/>plus tard de tracer les courbes).</text:p>
      <text:p text:style-name="P3">Voici, ci-dessous, un exemple de réalisation de ce type de graphe.</text:p>
      <text:p text:style-name="P5">Insérer image ici.</text:p>
      <text:p text:style-name="P3"/>
      <text:p text:style-name="P3"/>
      <text:list xml:id="list500806371" text:continue-numbering="true" text:style-name="L1">
        <text:list-item>
          <text:p text:style-name="P4">Choix de la structure de données</text:p>
        </text:list-item>
      </text:list>
      <text:p text:style-name="P3"/>
      <text:p text:style-name="P3"><text:tab/>Le nombre de sommets étant connus dès le début de la lecture du fichier et la désignation d'un sommet par son numéro étant intuitive, nous avons donc choisi un tableau de sommet.</text:p>
      <text:p text:style-name="P3">Afin de stocker les données nécessaires, plusieurs structures ont été créées. C'est le cas, notamment, de la structure Arete, commune à deux sommets, qui contient le point milieu de l'arête ainsi que la croix (autre structure contenant les quatre points de contrôle pour le tracé futur des courbes).</text:p>
      <text:p text:style-name="P3">Ici, seulement des tableaux ont été utilisés car nous n'avons pas jugé utile l'implémentation d'une liste ou d'une pile dans le cadre de ce problème.</text:p>
      <text:p text:style-name="P3"/>
      <text:p text:style-name="P3"/>
      <text:p text:style-name="P3"/>
      <text:list xml:id="list267941303" text:continue-numbering="true" text:style-name="L1">
        <text:list-item>
          <text:p text:style-name="P4">Possibilité d'amélioration</text:p>
        </text:list-item>
      </text:list>
      <text:p text:style-name="P3"/>
      <text:p text:style-name="P3"><text:tab/>Nous n'avons, malheureusement, pas pu atteindre l'objectif final du projet. Certaines notions restant assez « floues » comme la méthode pour calculer un angle entre deux arêtes à partir de trois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avos </meta:initial-creator>
    <meta:creation-date>2015-01-23T20:37:17</meta:creation-date>
    <dc:date>2015-01-23T21:26:31</dc:date>
    <dc:creator>braavos </dc:creator>
    <meta:editing-duration>PT45M16S</meta:editing-duration>
    <meta:editing-cycles>8</meta:editing-cycles>
    <meta:generator>LibreOffice/3.5$Linux_X86_64 LibreOffice_project/350m1$Build-2</meta:generator>
    <meta:document-statistic meta:table-count="0" meta:image-count="0" meta:object-count="0" meta:page-count="1" meta:paragraph-count="15" meta:word-count="225" meta:character-count="1284" meta:non-whitespace-character-count="1161"/>
  </office:meta>
</office:document-meta>
</file>